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T</text:p>
      <text:p text:style-name="P2"/>
      <text:p text:style-name="P3">Google Web Toolkit (GWT) is a development toolkit for building and optimizing complex browser-based applications. Its goal is to enable productive development of high-performance web applications without the developer having to be an expert in browser quirks, XMLHttpRequest, and Java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siruddin Shaikh</meta:initial-creator>
    <meta:creation-date>2012-10-08T10:35:20</meta:creation-date>
    <dc:date>2012-10-08T10:36:41</dc:date>
    <dc:creator>Nasiruddin Shaikh</dc:creator>
    <meta:editing-duration>PT00H01M23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41" meta:character-count="293"/>
  </office:meta>
</office:document-meta>
</file>